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style:text-position="" style:text-underline-style="none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ext-properties style:text-underline-style="none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8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7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8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7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 table:number-rows-repeated="13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8" table:formula="of:=SUM([.C2:.C113])" office:value-type="float" office:value="358">
            <text:p>358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6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16">
            <text:p>16/05/12</text:p>
          </table:table-cell>
          <table:table-cell table:style-name="ce8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8" table:formula="of:=SUM([.C2:.C36])" office:value-type="float" office:value="30">
            <text:p>30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 table:number-rows-repeated="18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36])" office:value-type="float" office:value="44">
            <text:p>44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358">
            <text:p>358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0">
            <text:p>3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44">
            <text:p>4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580">
            <text:p>5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25/06/2012</text:date>, <text:time>11:36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6-25T11:36:00</dc:date>
    <meta:editing-duration>PT1H36M54S</meta:editing-duration>
    <meta:editing-cycles>125</meta:editing-cycles>
    <meta:generator>LibreOffice/3.4$Unix LibreOffice_project/340m1$Build-602</meta:generator>
    <meta:document-statistic meta:table-count="5" meta:cell-count="381" meta:object-count="0"/>
  </office:meta>
</office:document-meta>
</file>